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6" style:family="paragraph" style:parent-style-name="Standard">
      <style:paragraph-properties fo:text-align="justify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P8" style:family="paragraph" style:parent-style-name="Standard">
      <style:paragraph-properties fo:text-align="end" style:justify-single-word="false"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T4" style:family="text">
      <style:text-properties fo:font-size="16pt"/>
    </style:style>
    <style:style style:name="T5" style:family="text">
      <style:text-properties fo:font-weight="normal"/>
    </style:style>
    <style:style style:name="T6" style:family="text">
      <style:text-properties style:font-size-asian="16pt"/>
    </style:style>
    <style:style style:name="T7" style:family="text">
      <style:text-properties style:font-weight-asian="normal"/>
    </style:style>
    <style:style style:name="T8" style:family="text">
      <style:text-properties style:font-name-complex="Terafik"/>
    </style:style>
    <style:style style:name="T9" style:family="text">
      <style:text-properties style:font-size-complex="16pt"/>
    </style:style>
    <style:style style:name="T10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5">کتاب شروع برنامه نویسی لینوکس – انتشارات راکس</text:p>
      <text:p text:style-name="P3">Beginning Linux programming - 4<text:span text:style-name="T1">th</text:span> edition – Wrox</text:p>
      <text:p text:style-name="P3"/>
      <text:p text:style-name="P6">پروژه کتاب رسمی سیستم عامل اسلکور</text:p>
      <text:p text:style-name="P4"><text:a xlink:type="simple" xlink:href="http://slackbook.org/">http://slackbook.org</text:a></text:p>
      <text:p text:style-name="P8"><text:span text:style-name="T3"/></text:p>
      <text:p text:style-name="P8"><text:span text:style-name="T3">نصب اسلکور روی فضاهای رمزنگاری شده-نوشته‌ی اریک هلمرس</text:span></text:p>
      <text:p text:style-name="P4"><text:a xlink:type="simple" xlink:href="http://slackware.osuosl.org/slackware-12.0/README_CRYPT.TXT">http://slackware.osuosl.org/slackware-12.0/README_CRYPT.TXT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5-26T20:07:50.46</dc:date>
    <dc:creator>Alireza Rafiee</dc:creator>
    <meta:editing-duration>PT00H06M43S</meta:editing-duration>
    <meta:editing-cycles>10</meta:editing-cycles>
    <meta:generator>OpenOffice.org/3.2$Win32 OpenOffice.org_project/320m12$Build-9483</meta:generator>
    <meta:document-statistic meta:table-count="0" meta:image-count="0" meta:object-count="0" meta:page-count="1" meta:paragraph-count="9" meta:word-count="39" meta:character-count="301"/>
  </office:meta>
</office:document-meta>
</file>